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1cm" table:align="left"/>
    </style:style>
    <style:style style:name="Tabla1.A" style:family="table-column">
      <style:table-column-properties style:column-width="3.164cm"/>
    </style:style>
    <style:style style:name="Tabla1.B" style:family="table-column">
      <style:table-column-properties style:column-width="3.154cm"/>
    </style:style>
    <style:style style:name="Tabla1.C" style:family="table-column">
      <style:table-column-properties style:column-width="3.717cm"/>
    </style:style>
    <style:style style:name="Tabla1.D" style:family="table-column">
      <style:table-column-properties style:column-width="4.286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489cm"/>
    </style:style>
    <style:style style:name="Tabla2.B" style:family="table-column">
      <style:table-column-properties style:column-width="5.782cm"/>
    </style:style>
    <style:style style:name="Tabla2.C" style:family="table-column">
      <style:table-column-properties style:column-width="7.729cm"/>
    </style:style>
    <style:style style:name="Tabla2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9" style:family="paragraph" style:parent-style-name="Text_20_body" style:list-style-name="L1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io: Infección, Desinfección y Borrado Seguro en Entornos Controlados</text:h>
      <text:p text:style-name="P8">Este ejercicio está diseñado para un entorno de laboratorio controlado. <text:span text:style-name="T1">Aviso de seguridad:</text:span> Nunca ejecutes estas herramientas o muestras de malware en una red de producción o en tu equipo personal. El uso de los HP ProDesk con MiniOS garantiza un entorno "sacrificable" donde el éxito se mide por la capacidad de recuperar o destruir la información de forma segura.</text:p>
      <text:p text:style-name="P8"/>
      <text:p text:style-name="P8"><text:span text:style-name="T3">Objetivo</text:span>: Comprobar infecciones de malware en un sistema vulnerable (MiniOS), evaluar herramientas de rescate y ejecutar un borrado forense de datos.</text:p>
      <text:p text:style-name="Horizontal_20_Line"/>
      <text:h text:style-name="P2" text:outline-level="2">1. Investigación de Soluciones (Software Facilitado)</text:h>
      <text:p text:style-name="P8">Antes de empezar, clasifica las herramientas proporcionadas. No todas funcionan igual: algunas son Rescue ISOs (arrancan antes que el sistema operativo) y otras son Limpiadores Portables (se ejecutan dentro de Windows).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5"><text:span text:style-name="Strong_20_Emphasis">Categoría</text:span></text:p>
            </table:table-cell>
            <table:table-cell table:style-name="Tabla2.A1" office:value-type="string">
              <text:p text:style-name="P5"><text:span text:style-name="Strong_20_Emphasis">Herramientas Destacadas</text:span></text:p>
            </table:table-cell>
            <table:table-cell table:style-name="Tabla2.A1" office:value-type="string">
              <text:p text:style-name="P5"><text:span text:style-name="Strong_20_Emphasis">Uso Principal</text:span></text:p>
            </table:table-cell>
          </table:table-row>
        </table:table-header-rows>
        <table:table-row>
          <table:table-cell table:style-name="Tabla2.A1" office:value-type="string">
            <text:p text:style-name="P4">Rescue Disks (ISO)</text:p>
          </table:table-cell>
          <table:table-cell table:style-name="Tabla2.A1" office:value-type="string">
            <text:p text:style-name="P4">Kaspersky KRD, ESET SysRescue, Dr.Web</text:p>
          </table:table-cell>
          <table:table-cell table:style-name="Tabla2.A1" office:value-type="string">
            <text:p text:style-name="P4">Limpieza de virus persistentes (Rootkits) sin iniciar Windows.</text:p>
          </table:table-cell>
        </table:table-row>
        <table:table-row>
          <table:table-cell table:style-name="Tabla2.A1" office:value-type="string">
            <text:p text:style-name="P4">Limpiadores Live/Cmd</text:p>
          </table:table-cell>
          <table:table-cell table:style-name="Tabla2.A1" office:value-type="string">
            <text:p text:style-name="P4">Trinity Rescue Kit, Antivirus Live CD</text:p>
          </table:table-cell>
          <table:table-cell table:style-name="Tabla2.A1" office:value-type="string">
            <text:p text:style-name="P4">Recuperación avanzada y reparación de sectores de arranque.</text:p>
          </table:table-cell>
        </table:table-row>
        <table:table-row>
          <table:table-cell table:style-name="Tabla2.A1" office:value-type="string">
            <text:p text:style-name="P4">Escáneres Portables</text:p>
          </table:table-cell>
          <table:table-cell table:style-name="Tabla2.A1" office:value-type="string">
            <text:p text:style-name="P4">Malwarebytes, Emsisoft, Norton (NBRT)</text:p>
          </table:table-cell>
          <table:table-cell table:style-name="Tabla2.A1" office:value-type="string">
            <text:p text:style-name="P4">Eliminación rápida de malware activo en sesión.</text:p>
          </table:table-cell>
        </table:table-row>
        <table:table-row>
          <table:table-cell table:style-name="Tabla2.A1" office:value-type="string">
            <text:p text:style-name="P4">Borrado Seguro</text:p>
          </table:table-cell>
          <table:table-cell table:style-name="Tabla2.A1" office:value-type="string">
            <text:p text:style-name="P4">DBAN</text:p>
          </table:table-cell>
          <table:table-cell table:style-name="Tabla2.A1" office:value-type="string">
            <text:p text:style-name="P4">Destrucción total de datos para evitar recuperación forense.</text:p>
          </table:table-cell>
        </table:table-row>
      </table:table>
      <text:p text:style-name="P8"/>
      <text:p text:style-name="P8"/>
      <text:p text:style-name="P8">Antes de actuar, clasificamos las herramientas por su método de ejecución:</text:p>
      <text:h text:style-name="P3" text:outline-level="3">A. Herramientas de Rescate (ISO / Bootables)</text:h>
      <text:p text:style-name="P8">Estas se ejecutan antes de que Windows arranque, lo que permite eliminar malware que se esconde de los antivirus convencionales.</text:p>
      <text:list text:style-name="L1">
        <text:list-item>
          <text:p text:style-name="P9"><text:a xlink:type="simple" xlink:href="https://sourceforge.net/projects/antiviruslivecd/" office:target-frame-name="_blank" xlink:show="new" text:style-name="Internet_20_link" text:visited-style-name="Visited_20_Internet_20_Link">Antivirus Live CD</text:a>: Basado en 4MLinux, usa ClamAV. Ideal para sistemas con pocos recursos.</text:p>
        </text:list-item>
        <text:list-item>
          <text:p text:style-name="P9"><text:a xlink:type="simple" xlink:href="https://support.kaspersky.com/krd18/howto/14226" office:target-frame-name="_blank" xlink:show="new" text:style-name="Internet_20_link" text:visited-style-name="Visited_20_Internet_20_Link">Kaspersky Rescue Disk</text:a>: Una de las más potentes para eliminar Rootkits y Ransomware persistente.</text:p>
        </text:list-item>
        <text:list-item>
          <text:p text:style-name="P9"><text:a xlink:type="simple" xlink:href="https://trinityhome.org/trinity_rescue_kit_download/" office:target-frame-name="_blank" xlink:show="new" text:style-name="Internet_20_link" text:visited-style-name="Visited_20_Internet_20_Link">Trinity Rescue Kit</text:a>: Orientada a reparación y recuperación de contraseñas/archivos, basada en línea de comandos.</text:p>
        </text:list-item>
        <text:list-item>
          <text:p text:style-name="P9"><text:a xlink:type="simple" xlink:href="https://free.drweb-av.es/aid_admin/" office:target-frame-name="_blank" xlink:show="new" text:style-name="Internet_20_link" text:visited-style-name="Visited_20_Internet_20_Link"><text:soft-page-break/>Dr.Web CureIt! (Live)</text:a>: Muy eficaz contra virus que bloquean el acceso a internet.</text:p>
        </text:list-item>
        <text:list-item>
          <text:p text:style-name="P9"><text:a xlink:type="simple" xlink:href="https://support.norton.com/sp/static/external/tools/nbrt.html" office:target-frame-name="_blank" xlink:show="new" text:style-name="Internet_20_link" text:visited-style-name="Visited_20_Internet_20_Link">Norton Bootable Recovery Tool</text:a>: Crea un entorno de recuperación para desinfectar cuando el PC no arranca.</text:p>
        </text:list-item>
        <text:list-item>
          <text:p text:style-name="P9"><text:a xlink:type="simple" xlink:href="https://descargas.eset.es/eset-sysrescue-live" office:target-frame-name="_blank" xlink:show="new" text:style-name="Internet_20_link" text:visited-style-name="Visited_20_Internet_20_Link">ESET SysRescue Live</text:a>: Herramienta de limpieza profunda que permite limpiar particiones antes de montar el sistema.</text:p>
        </text:list-item>
        <text:list-item>
          <text:p text:style-name="P9"><text:a xlink:type="simple" xlink:href="https://download.lavasoft.com/public/livecd/" office:target-frame-name="_blank" xlink:show="new" text:style-name="Internet_20_link" text:visited-style-name="Visited_20_Internet_20_Link">Ad-Aware Live (Lavasoft)</text:a>: Especializada en Spyware y Adware persistente.</text:p>
        </text:list-item>
      </text:list>
      <text:h text:style-name="P3" text:outline-level="3">B. Herramientas de Limpieza (Ejecutables en Windows)</text:h>
      <text:list text:style-name="L2">
        <text:list-item>
          <text:p text:style-name="P10"><text:a xlink:type="simple" xlink:href="https://www.comodo.com/antivirus-internet-security/#antivirus" office:target-frame-name="_blank" xlink:show="new" text:style-name="Internet_20_link" text:visited-style-name="Visited_20_Internet_20_Link">Comodo Antivirus</text:a>: Ofrece un entorno de "Sandbox" para aislar archivos sospechosos.</text:p>
        </text:list-item>
        <text:list-item>
          <text:p text:style-name="P10"><text:a xlink:type="simple" xlink:href="https://www.malwarebytes.com/es/mwb-download" office:target-frame-name="_blank" xlink:show="new" text:style-name="Internet_20_link" text:visited-style-name="Visited_20_Internet_20_Link">Malwarebytes</text:a>: El estándar para eliminar PUPs (Programas potencialmente no deseados) y Troyanos.</text:p>
        </text:list-item>
        <text:list-item>
          <text:p text:style-name="P10"><text:a xlink:type="simple" xlink:href="https://www.emsisoft.com/en/" office:target-frame-name="_blank" xlink:show="new" text:style-name="Internet_20_link" text:visited-style-name="Visited_20_Internet_20_Link">Emsisoft Emergency Kit</text:a>: Limpiador portable (no requiere instalación), excelente para llevar en un USB.</text:p>
        </text:list-item>
        <text:list-item>
          <text:p text:style-name="P10"><text:a xlink:type="simple" xlink:href="https://www.avira.com/es/downloads" office:target-frame-name="_blank" xlink:show="new" text:style-name="Internet_20_link" text:visited-style-name="Visited_20_Internet_20_Link">Avira</text:a>, <text:a xlink:type="simple" xlink:href="https://www.bitdefender.com/es-es/consumer/free-antivirus" office:target-frame-name="_blank" xlink:show="new" text:style-name="Internet_20_link" text:visited-style-name="Visited_20_Internet_20_Link">Bitdefender Free</text:a>, <text:a xlink:type="simple" xlink:href="https://downloadcenter.trendmicro.com/index.php?regs=nabu&amp;prodid=1654" office:target-frame-name="_blank" xlink:show="new" text:style-name="Internet_20_link" text:visited-style-name="Visited_20_Internet_20_Link">Trend Micro</text:a>, <text:a xlink:type="simple" xlink:href="https://www.avast.com/en-us/free-antivirus-download#pc" office:target-frame-name="_blank" xlink:show="new" text:style-name="Internet_20_link" text:visited-style-name="Visited_20_Internet_20_Link">Avast Free</text:a>: Suites de protección con motores heurísticos avanzados.</text:p>
        </text:list-item>
      </text:list>
      <text:h text:style-name="P3" text:outline-level="3">C. Borrado Seguro</text:h>
      <text:list text:style-name="L3">
        <text:list-item>
          <text:p text:style-name="P11"><text:a xlink:type="simple" xlink:href="https://sourceforge.net/projects/dban/" office:target-frame-name="_blank" xlink:show="new" text:style-name="Internet_20_link" text:visited-style-name="Visited_20_Internet_20_Link">DBAN (Darik's Boot and Nuke)</text:a>: Herramienta de borrado de disco de nivel militar para asegurar que los datos no sean recuperables tras el laboratorio.</text:p>
        </text:list-item>
      </text:list>
      <text:p text:style-name="Horizontal_20_Line"/>
      <text:h text:style-name="P2" text:outline-level="2">2. Instalación de MiniOS</text:h>
      <text:p text:style-name="P8">MiniOS es una versión modificada de Windows optimizada para rendimiento, pero carece de seguridad activa (Defender está desactivado o eliminado), lo que la hace perfecta para este test.</text:p>
      <text:list text:style-name="L4">
        <text:list-item>
          <text:p text:style-name="P12">Descarga e instala Ventoy en un USB.</text:p>
        </text:list-item>
        <text:list-item>
          <text:p text:style-name="P12">Copia la ISO de MiniOS a la raíz del USB.</text:p>
        </text:list-item>
        <text:list-item>
          <text:p text:style-name="P12">Arranca el HP ProDesk pulsando F9 para elegir el USB.</text:p>
        </text:list-item>
        <text:list-item>
          <text:p text:style-name="P12">Instala MiniOS en el disco duro siguiendo el asistente. Importante: No conectes el equipo a la red local de la escuela, usa una red aislada o sin internet para evitar propagación de malware.</text:p>
        </text:list-item>
      </text:list>
      <text:p text:style-name="Horizontal_20_Line"/>
      <text:h text:style-name="P2" text:outline-level="2">3. Infección Controlada (vía theZoo / Malware Bazaar)</text:h>
      <text:p text:style-name="P8">Utilizaremos muestras reales de <text:a xlink:type="simple" xlink:href="https://github.com/ytisf/theZoo" office:target-frame-name="_blank" xlink:show="new" text:style-name="Internet_20_link" text:visited-style-name="Visited_20_Internet_20_Link">theZoo</text:a>. Aviso: La contraseña de los archivos suele ser <text:span text:style-name="Source_20_Text">infected</text:span>.</text:p>
      <text:p text:style-name="P8">Definimos las 3 muestras para el ejercicio:</text:p>
      <text:list text:style-name="L5">
        <text:list-item>
          <text:p text:style-name="P13">WannaCry (Ransomware): Para observar el cifrado de archivos y la aparición de la nota de rescate. Es visual y rápido.</text:p>
        </text:list-item>
        <text:list-item>
          <text:p text:style-name="P13">Zeus (Zbot): Un troyano bancario que se inyecta en procesos legítimos. Lo usaremos para probar si los antivirus detectan amenazas en memoria.</text:p>
        </text:list-item>
        <text:list-item>
          <text:p text:style-name="P13"><text:soft-page-break/>MEMZ (Trojan/Joke): Un virus extremadamente agresivo que destruye el MBR (Master Boot Record) y llena la pantalla de efectos visuales. Ideal para probar si las herramientas de rescate pueden reparar el arranque.</text:p>
        </text:list-item>
      </text:list>
      <text:p text:style-name="Horizontal_20_Line"/>
      <text:h text:style-name="P2" text:outline-level="2">4. Boot desde Live y Desinfección</text:h>
      <text:p text:style-name="P8">Una vez que el MiniOS esté "destruido" visualmente o bloqueado por el malware:</text:p>
      <text:list text:style-name="L6">
        <text:list-item>
          <text:p text:style-name="P14">Reinicia el HP ProDesk y entra de nuevo al menú de Ventoy (F9).</text:p>
        </text:list-item>
        <text:list-item>
          <text:p text:style-name="P14">Selecciona una herramienta Live (Ejemplo: Kaspersky Rescue Disk).</text:p>
        </text:list-item>
        <text:list-item>
          <text:p text:style-name="P14">Inicio de la herramienta:</text:p>
          <text:list>
            <text:list-item>
              <text:p text:style-name="P14">Kaspersky cargará un entorno gráfico Linux.</text:p>
            </text:list-item>
            <text:list-item>
              <text:p text:style-name="P14">Acepta los términos y pulsa en "Start objects scan".</text:p>
            </text:list-item>
            <text:list-item>
              <text:p text:style-name="P14">Si es posible, conecta el cable Ethernet para que la herramienta descargue las últimas firmas antes de escanear.</text:p>
            </text:list-item>
          </text:list>
        </text:list-item>
        <text:list-item>
          <text:p text:style-name="P14">Para el caso de MEMZ (MBR dañado), inicia Trinity Rescue Kit y usa la opción "Windows Master Boot Record recovery" para intentar recuperar el acceso.</text:p>
        </text:list-item>
      </text:list>
      <text:p text:style-name="Horizontal_20_Line"/>
      <text:h text:style-name="P2" text:outline-level="2">5. Análisis de Rendimiento</text:h>
      <text:p text:style-name="P8">El alumno deberá completar esta tabla tras las prueba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5"><text:span text:style-name="Strong_20_Emphasis">Herramienta</text:span></text:p>
            </table:table-cell>
            <table:table-cell table:style-name="Tabla1.A1" office:value-type="string">
              <text:p text:style-name="P5"><text:span text:style-name="Strong_20_Emphasis">Tiempo Escaneo</text:span></text:p>
            </table:table-cell>
            <table:table-cell table:style-name="Tabla1.A1" office:value-type="string">
              <text:p text:style-name="P5"><text:span text:style-name="Strong_20_Emphasis">Malware Detectado</text:span></text:p>
            </table:table-cell>
            <table:table-cell table:style-name="Tabla1.A1" office:value-type="string">
              <text:p text:style-name="P5"><text:span text:style-name="Strong_20_Emphasis">¿Recuperó el sistema?</text:span></text:p>
            </table:table-cell>
          </table:table-row>
        </table:table-header-rows>
        <table:table-row>
          <table:table-cell table:style-name="Tabla1.A1" office:value-type="string">
            <text:p text:style-name="P4">Kaspersky KRD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4">ESET SysRescue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4">Malwarebytes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6"/>
          </table:table-cell>
        </table:table-row>
      </table:table>
      <text:p text:style-name="Horizontal_20_Line"/>
      <text:h text:style-name="P2" text:outline-level="2">6. Borrado Seguro con DBAN</text:h>
      <text:p text:style-name="P8">Para finalizar y dejar el equipo limpio para el siguiente grupo:</text:p>
      <text:list text:style-name="L7">
        <text:list-item>
          <text:p text:style-name="P15">Inicia DBAN desde Ventoy.</text:p>
        </text:list-item>
        <text:list-item>
          <text:p text:style-name="P15">En el menú, selecciona el disco duro del HP ProDesk (tecla Espacio).</text:p>
        </text:list-item>
        <text:list-item>
          <text:p text:style-name="P15">Pulsa M para elegir el método: Selecciona DoD 5220.22-M (7 pasadas si hay tiempo, o 3 pasadas para mayor rapidez).</text:p>
        </text:list-item>
        <text:list-item>
          <text:p text:style-name="P15">Pulsa F10 para iniciar el proceso de "Nuke". Al terminar, el disco estará vacío de forma irreversible.</text:p>
        </text:list-item>
      </text:list>
      <text:p text:style-name="Horizontal_20_Line"/>
      <text:h text:style-name="P2" text:outline-level="2"><text:soft-page-break/>7. Extra: Creación de WinPE (Método Oficial Microsoft)</text:h>
      <text:p text:style-name="P8">Crearemos un entorno de recuperación puro de Microsoft e integraremos herramientas portables.</text:p>
      <text:h text:style-name="P3" text:outline-level="3">Paso A: Preparación (En un PC con Windows 11 limpio)</text:h>
      <text:list text:style-name="L8">
        <text:list-item>
          <text:p text:style-name="P16">Descarga e instala el <text:a xlink:type="simple" xlink:href="https://learn.microsoft.com/es-es/windows-hardware/get-started/adk-install" office:target-frame-name="_blank" xlink:show="new" text:style-name="Internet_20_link" text:visited-style-name="Visited_20_Internet_20_Link">Windows ADK</text:a>.</text:p>
        </text:list-item>
        <text:list-item>
          <text:p text:style-name="P16">Descarga e instala el Complemento de WinPE para el ADK (WinPE Add-on).</text:p>
        </text:list-item>
      </text:list>
      <text:h text:style-name="P3" text:outline-level="3">Paso B: Creación del entorno</text:h>
      <text:list text:style-name="L9">
        <text:list-item>
          <text:p text:style-name="P17">Abre el "Entorno de herramientas de implementación e imágenes" como Administrador.</text:p>
        </text:list-item>
        <text:list-item>
          <text:p text:style-name="P17">Ejecuta el comando para copiar los archivos base:</text:p>
          <text:p text:style-name="P17"><text:span text:style-name="Source_20_Text">copype amd64 C:\WinPE_Lab</text:span></text:p>
        </text:list-item>
        <text:list-item>
          <text:p text:style-name="P17">Monta la imagen para modificarla:</text:p>
          <text:p text:style-name="P17"><text:span text:style-name="Source_20_Text">dism /Mount-Image /ImageFile:"C:\WinPE_Lab\media\sources\boot.wim" /index:1 /MountDir:"C:\WinPE_Lab\mount"</text:span></text:p>
        </text:list-item>
      </text:list>
      <text:h text:style-name="P3" text:outline-level="3">Paso C: Integrar Antivirus Portables</text:h>
      <text:list text:style-name="L10">
        <text:list-item>
          <text:p text:style-name="P18">Crea una carpeta llamada <text:span text:style-name="Source_20_Text">Herramientas</text:span> dentro de <text:span text:style-name="Source_20_Text">C:\WinPE_Lab\mount</text:span>.</text:p>
        </text:list-item>
        <text:list-item>
          <text:p text:style-name="P18">Descarga y copia dentro de esa carpeta los ejecutables portables de:</text:p>
          <text:list>
            <text:list-item>
              <text:p text:style-name="P18">Emsisoft Emergency Kit</text:p>
            </text:list-item>
            <text:list-item>
              <text:p text:style-name="P18">AdwCleaner (Malwarebytes)</text:p>
            </text:list-item>
            <text:list-item>
              <text:p text:style-name="P18">Kaspersky Virus Removal Tool</text:p>
            </text:list-item>
          </text:list>
        </text:list-item>
        <text:list-item>
          <text:p text:style-name="P18">Desmonta y guarda los cambios:</text:p>
          <text:p text:style-name="P18"><text:span text:style-name="Source_20_Text">dism /Unmount-Image /MountDir:"C:\WinPE_Lab\mount" /Commit</text:span></text:p>
        </text:list-item>
      </text:list>
      <text:h text:style-name="P3" text:outline-level="3">Paso D: Generar la ISO y Ejecución</text:h>
      <text:list text:style-name="L11">
        <text:list-item>
          <text:p text:style-name="P19">Crea el archivo ISO:</text:p>
          <text:p text:style-name="P19"><text:span text:style-name="Source_20_Text">MakeWinPEMedia /ISO C:\WinPE_Lab C:\WinPE_Lab\WinPE_Antivirus.iso</text:span></text:p>
        </text:list-item>
        <text:list-item>
          <text:p text:style-name="P19">Copia esta ISO a tu Ventoy.</text:p>
        </text:list-item>
        <text:list-item>
          <text:p text:style-name="P19">En el HP ProDesk infectado, arranca la ISO, se abrirá una consola CMD.</text:p>
        </text:list-item>
        <text:list-item>
          <text:p text:style-name="P19">Escribe <text:span text:style-name="Source_20_Text">explorer.exe</text:span> (si está disponible) o navega por carpetas mediante comandos (<text:span text:style-name="Source_20_Text">cd Herramientas</text:span>) y ejecuta el antivirus portable para limpiar el sistema desde un entorno seguro de Microsof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1:38:24.351116297</meta:creation-date>
    <dc:date>2026-02-04T11:40:33.295825304</dc:date>
    <meta:editing-duration>PT2M9S</meta:editing-duration>
    <meta:editing-cycles>1</meta:editing-cycles>
    <meta:document-statistic meta:table-count="2" meta:image-count="0" meta:object-count="0" meta:page-count="4" meta:paragraph-count="98" meta:word-count="1034" meta:character-count="6666" meta:non-whitespace-character-count="5775"/>
    <meta:generator>LibreOffice/24.2.2.2$Linux_X86_64 LibreOffice_project/d56cc158d8a96260b836f100ef4b4ef25d6f1a01</meta:generator>
  </office:meta>
</office:document-meta>
</file>